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ETCH_5f_Resenj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0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0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0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00"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</style:style>
    <style:style style:name="ce22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1.76pt double-thin #000000" style:border-line-width-bottom="0.0071in 0.0102in 0.0071in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order-bottom="0.74pt solid #000000" fo:background-color="#ff383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383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ackground-color="#ff383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fo:background-color="#ff38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fo:border-bottom="0.74pt solid #000000" fo:background-color="#ff383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ff38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ff3838" style:diagonal-bl-tr="none" style:diagonal-tl-br="none" fo:border="none" style:rotation-align="none"/>
    </style:style>
    <style:style style:name="ce55" style:family="table-cell" style:parent-style-name="Default">
      <style:table-cell-properties fo:background-color="#ff3838"/>
    </style:style>
    <style:style style:name="ce56" style:family="table-cell" style:parent-style-name="Default">
      <style:table-cell-properties fo:background-color="#ff3838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f3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1" style:family="table-cell" style:parent-style-name="Default">
      <style:table-cell-properties fo:background-color="#ffff38"/>
    </style:style>
    <style:style style:name="ce63" style:family="table-cell" style:parent-style-name="Default">
      <style:table-cell-properties fo:background-color="#ffff38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383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8" style:family="table-cell" style:parent-style-name="Default">
      <style:table-cell-properties fo:border-bottom="0.74pt solid #000000" fo:background-color="#ff383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69" style:family="table-cell" style:parent-style-name="Default">
      <style:table-cell-properties fo:border-bottom="0.74pt solid #000000" fo:background-color="#ff383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0" style:family="table-cell" style:parent-style-name="Default">
      <style:table-cell-properties fo:background-color="#ff3838"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border-bottom="0.74pt solid #000000" fo:background-color="#ff383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fo:background-color="#ff38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fo:background-color="#ff38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ffff3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ff00"/>
    </style:style>
    <style:style style:name="ce8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0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6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30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31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0.74pt solid #000000" fo:background-color="#ff383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0.74pt solid #000000" fo:background-color="#ff383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fo:background-color="#ff383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5" style:family="table-cell" style:parent-style-name="Default">
      <style:table-cell-properties fo:background-color="#ff38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7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order-bottom="0.74pt solid #000000" fo:background-color="#ff383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fo:background-color="#ff38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fo:background-color="#ff3838" style:diagonal-bl-tr="none" style:diagonal-tl-br="none" fo:border="none" style:rotation-align="none"/>
    </style:style>
    <style:style style:name="ce141" style:family="table-cell" style:parent-style-name="Default">
      <style:table-cell-properties fo:background-color="#ff3838"/>
    </style:style>
    <style:style style:name="ce142" style:family="table-cell" style:parent-style-name="Default">
      <style:table-cell-properties fo:background-color="#ff3838" style:text-align-source="fix" style:repeat-content="false"/>
      <style:paragraph-properties fo:text-align="center" fo:margin-left="0in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fo:background-color="#ffff38" style:text-align-source="fix" style:repeat-content="false"/>
      <style:paragraph-properties fo:text-align="center" fo:margin-left="0in"/>
    </style:style>
    <style:style style:name="ce148" style:family="table-cell" style:parent-style-name="Default">
      <style:table-cell-properties fo:background-color="#ffff38"/>
    </style:style>
    <style:style style:name="ce149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ffff00"/>
    </style:style>
    <style:style style:name="ce15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5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ackground-color="#ff0000"/>
    </style:style>
    <style:style style:name="ce15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fo:border-bottom="0.74pt solid #000000" fo:background-color="#ff383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9" style:family="table-cell" style:parent-style-name="Default">
      <style:table-cell-properties fo:border-bottom="0.74pt solid #000000" fo:background-color="#ff383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60" style:family="table-cell" style:parent-style-name="Default">
      <style:table-cell-properties fo:border-bottom="0.74pt solid #000000" fo:background-color="#ff383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Default">
      <style:table-cell-properties fo:background-color="#ff3838"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162" style:family="table-cell" style:parent-style-name="Default">
      <style:table-cell-properties fo:border-bottom="0.74pt solid #000000" fo:background-color="#ff383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63" style:family="table-cell" style:parent-style-name="Default">
      <style:table-cell-properties fo:background-color="#ff38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4" style:family="table-cell" style:parent-style-name="Default">
      <style:table-cell-properties fo:background-color="#ff38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6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6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Default">
      <style:table-cell-properties fo:background-color="#ffff00"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170" style:family="table-cell" style:parent-style-name="Default">
      <style:table-cell-properties fo:border-bottom="0.74pt solid #000000" fo:background-color="#ffff3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2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>
      <style:table-cell-properties fo:border-bottom="0.74pt solid #000000" fo:background-color="#ffff3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Default">
      <style:table-cell-properties fo:background-color="#ffff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1.76pt double-thin #000000" style:border-line-width-bottom="0.0071in 0.0102in 0.0071in" style:diagonal-bl-tr="none" style:diagonal-tl-br="none" fo:border-left="none" fo:border-right="none" style:rotation-align="none" fo:border-top="none"/>
    </style:style>
    <style:style style:name="ce178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TCH_Resenje" table:style-name="ta1">
        <office:forms form:automatic-focus="false" form:apply-design-mode="false"/>
        <table:table-column table:style-name="co1" table:default-cell-style-name="ce119"/>
        <table:table-column table:style-name="co2" table:number-columns-repeated="3" table:default-cell-style-name="ce119"/>
        <table:table-column table:style-name="co3" table:default-cell-style-name="ce119"/>
        <table:table-column table:style-name="co4" table:default-cell-style-name="ce119"/>
        <table:table-column table:style-name="co4" table:number-columns-repeated="23" table:default-cell-style-name="Default"/>
        <table:table-column table:style-name="co5" table:number-columns-repeated="995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24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9"/>
          <table:table-cell table:style-name="ce143" table:number-columns-spanned="3" table:number-rows-spanned="1"/>
          <table:covered-table-cell table:number-columns-repeated="2" table:style-name="ce143"/>
          <table:table-cell table:style-name="ce143" table:number-columns-repeated="5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20" office:value-type="string" calcext:value-type="string" table:number-columns-spanned="1" table:number-rows-spanned="2">
            <text:p>Адреса</text:p>
          </table:table-cell>
          <table:table-cell table:style-name="ce120" office:value-type="string" calcext:value-type="string" table:number-columns-spanned="1" table:number-rows-spanned="2">
            <text:p>Садржај [h]</text:p>
          </table:table-cell>
          <table:table-cell table:style-name="ce120" office:value-type="string" calcext:value-type="string" table:number-columns-spanned="1" table:number-rows-spanned="2">
            <text:p>ba[h]</text:p>
          </table:table-cell>
          <table:table-cell table:style-name="ce120" office:value-type="string" calcext:value-type="string" table:number-columns-spanned="1" table:number-rows-spanned="2">
            <text:p>cc[h]</text:p>
          </table:table-cell>
          <table:table-cell table:style-name="ce126" office:value-type="string" calcext:value-type="string" table:number-columns-spanned="1" table:number-rows-spanned="2">
            <text:p>Коментар</text:p>
          </table:table-cell>
          <table:table-cell table:style-name="ce130" office:value-type="float" office:value="23" calcext:value-type="float">
            <text:p>23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21" calcext:value-type="float">
            <text:p>21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18" calcext:value-type="float">
            <text:p>18</text:p>
          </table:table-cell>
          <table:table-cell table:style-name="ce136" office:value-type="float" office:value="17" calcext:value-type="float">
            <text:p>17</text:p>
          </table:table-cell>
          <table:table-cell table:style-name="ce152" office:value-type="float" office:value="16" calcext:value-type="float">
            <text:p>16</text:p>
          </table:table-cell>
          <table:table-cell table:style-name="ce130" office:value-type="float" office:value="15" calcext:value-type="float">
            <text:p>15</text:p>
          </table:table-cell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13" calcext:value-type="float">
            <text:p>13</text:p>
          </table:table-cell>
          <table:table-cell table:style-name="ce152" office:value-type="float" office:value="12" calcext:value-type="float">
            <text:p>12</text:p>
          </table:table-cell>
          <table:table-cell table:style-name="ce130" office:value-type="float" office:value="11" calcext:value-type="float">
            <text:p>11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covered-table-cell table:number-columns-repeated="4" table:style-name="ce121"/>
          <table:covered-table-cell table:style-name="ce127"/>
          <table:table-cell table:style-name="ce131" office:value-type="string" calcext:value-type="string" table:number-columns-spanned="8" table:number-rows-spanned="1">
            <text:p>ba</text:p>
          </table:table-cell>
          <table:covered-table-cell table:number-columns-repeated="6" table:style-name="ce137"/>
          <table:covered-table-cell table:style-name="ce131"/>
          <table:table-cell table:style-name="ce131" office:value-type="string" calcext:value-type="string" table:number-columns-spanned="4" table:number-rows-spanned="1">
            <text:p>cc</text:p>
          </table:table-cell>
          <table:covered-table-cell table:number-columns-repeated="2" table:style-name="ce137"/>
          <table:covered-table-cell table:style-name="ce131"/>
          <table:table-cell table:style-name="ce165" office:value-type="string" calcext:value-type="string">
            <text:p>cc</text:p>
          </table:table-cell>
          <table:table-cell table:style-name="ce172" office:value-type="string" calcext:value-type="string">
            <text:p>stEXEC</text:p>
          </table:table-cell>
          <table:table-cell table:style-name="ce172" office:value-type="string" calcext:value-type="string">
            <text:p>stADDR</text:p>
          </table:table-cell>
          <table:table-cell table:style-name="ce172" office:value-type="string" calcext:value-type="string">
            <text:p>rsFETCH</text:p>
          </table:table-cell>
          <table:table-cell table:style-name="ce172" office:value-type="string" calcext:value-type="string">
            <text:p>ldIR7..0</text:p>
          </table:table-cell>
          <table:table-cell table:style-name="ce172" office:value-type="string" calcext:value-type="string">
            <text:p>ldIR15..8</text:p>
          </table:table-cell>
          <table:table-cell table:style-name="ce172" office:value-type="string" calcext:value-type="string">
            <text:p>ldIR23..16</text:p>
          </table:table-cell>
          <table:table-cell table:style-name="ce176" office:value-type="string" calcext:value-type="string">
            <text:p>LdIR31..24</text:p>
          </table:table-cell>
          <table:table-cell table:style-name="ce172" office:value-type="string" calcext:value-type="string">
            <text:p>ldMDR</text:p>
          </table:table-cell>
          <table:table-cell table:style-name="ce172" office:value-type="string" calcext:value-type="string">
            <text:p>rdMEM</text:p>
          </table:table-cell>
          <table:table-cell table:style-name="ce172" office:value-type="string" calcext:value-type="string">
            <text:p>incPC</text:p>
          </table:table-cell>
          <table:table-cell table:style-name="ce172" office:value-type="string" calcext:value-type="string">
            <text:p>ldMAR</text:p>
          </table:table-cell>
          <table:table-cell table:style-name="ce177" table:number-columns-repeated="995"/>
        </table:table-row>
        <table:table-row table:style-name="ro1">
          <table:table-cell table:style-name="ce122" office:value-type="string" calcext:value-type="string">
            <text:p>0h</text:p>
          </table:table-cell>
          <table:table-cell table:style-name="ce122" table:formula="of:=BIN2HEX( IF(ISBLANK([.F15]);0;[.F15]) &amp; IF(ISBLANK([.G15]);0;[.G15])&amp; IF(ISBLANK([.H15]);0;[.H15])&amp; IF(ISBLANK([.J15]);0;[.J15])&amp; IF(ISBLANK([.K15]);0;[.K15]) &amp; IF(ISBLANK([.L15]);0;[.L15])&amp; IF(ISBLANK([.M15]);0;[.M15]) &amp; IF(ISBLANK([.N15]);0;[.N15]);2)&amp; BIN2HEX( IF(ISBLANK([.O15]);0;[.O15]) &amp; IF(ISBLANK([.P15]);0;[.P15])&amp; IF(ISBLANK([.Q15]);0;[.Q15])&amp; IF(ISBLANK([.R15]);0;[.R15])&amp; IF(ISBLANK([.R15]);0;[.R15]) &amp; IF(ISBLANK([.S15]);0;[.S15])&amp; IF(ISBLANK([.S15]);0;[.S15]) &amp; IF(ISBLANK([.T15]);0;[.T15]);2)&amp; BIN2HEX( IF(ISBLANK([.U15]);0;[.U15]) &amp; IF(ISBLANK([.V15]);0;[.V15])&amp; IF(ISBLANK([.W15]);0;[.W15])&amp; IF(ISBLANK([.X15]);0;[.X15])&amp; IF(ISBLANK([.Z15]);0;[.Z15]) &amp; IF(ISBLANK([.AA15]);0;[.AA15])&amp; IF(ISBLANK([.AB15]);0;[.AB15]) &amp; IF(ISBLANK([.AC15]);0;[.AC15]);2)" office:value-type="string" office:string-value="002000" calcext:value-type="string">
            <text:p>002000</text:p>
          </table:table-cell>
          <table:table-cell table:style-name="ce125" table:formula="of:=BIN2HEX( IF(ISBLANK([.F15]);0;[.F15]) &amp; IF(ISBLANK([.G15]);0;[.G15])&amp; IF(ISBLANK([.H15]);0;[.H15])&amp; IF(ISBLANK([.J15]);0;[.J15])&amp; IF(ISBLANK([.K15]);0;[.K15]) &amp; IF(ISBLANK([.L15]);0;[.L15])&amp; IF(ISBLANK([.M15]);0;[.M15]) &amp; IF(ISBLANK([.N15]);0;[.N15]))" office:value-type="string" office:string-value="0" calcext:value-type="string">
            <text:p>0</text:p>
          </table:table-cell>
          <table:table-cell table:style-name="ce125" table:formula="of:=BIN2HEX( IF(ISBLANK([.O15]);0;[.O15]) &amp; IF(ISBLANK([.P15]);0;[.P15])&amp; IF(ISBLANK([.Q15]);0;[.Q15])&amp; IF(ISBLANK([.R15]);0;[.R15]))" office:value-type="string" office:string-value="2" calcext:value-type="string">
            <text:p>2</text:p>
          </table:table-cell>
          <table:table-cell table:style-name="ce128"/>
          <table:table-cell table:style-name="ce132"/>
          <table:table-cell table:style-name="ce138" table:number-columns-repeated="2"/>
          <table:table-cell/>
          <table:table-cell table:style-name="ce144" table:number-columns-repeated="4"/>
          <table:table-cell table:style-name="ce153"/>
          <table:table-cell table:style-name="ce158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173" table:number-columns-repeated="3"/>
          <table:table-cell table:style-name="ce138" table:number-columns-repeated="3"/>
          <table:table-cell table:style-name="ce142"/>
          <table:table-cell table:style-name="ce173" table:number-columns-repeated="4"/>
          <table:table-cell table:style-name="ce178" table:number-columns-repeated="2"/>
          <table:table-cell table:number-columns-repeated="993"/>
        </table:table-row>
        <table:table-row table:style-name="ro1">
          <table:table-cell table:style-name="ce123" table:formula="of:=DEC2HEX(HEX2DEC(LEFT([.A15];LEN([.A15])-1))+1)&amp;&quot;h&quot;" office:value-type="string" office:string-value="1h" calcext:value-type="string">
            <text:p>1h</text:p>
          </table:table-cell>
          <table:table-cell table:style-name="ce122" table:formula="of:=BIN2HEX( IF(ISBLANK([.F16]);0;[.F16]) &amp; IF(ISBLANK([.G16]);0;[.G16])&amp; IF(ISBLANK([.H16]);0;[.H16])&amp; IF(ISBLANK([.J16]);0;[.J16])&amp; IF(ISBLANK([.K16]);0;[.K16]) &amp; IF(ISBLANK([.L16]);0;[.L16])&amp; IF(ISBLANK([.M16]);0;[.M16]) &amp; IF(ISBLANK([.N16]);0;[.N16]);2)&amp; BIN2HEX( IF(ISBLANK([.O16]);0;[.O16]) &amp; IF(ISBLANK([.P16]);0;[.P16])&amp; IF(ISBLANK([.Q16]);0;[.Q16])&amp; IF(ISBLANK([.R16]);0;[.R16])&amp; IF(ISBLANK([.R16]);0;[.R16]) &amp; IF(ISBLANK([.S16]);0;[.S16])&amp; IF(ISBLANK([.S16]);0;[.S16]) &amp; IF(ISBLANK([.T16]);0;[.T16]);2)&amp; BIN2HEX( IF(ISBLANK([.U16]);0;[.U16]) &amp; IF(ISBLANK([.V16]);0;[.V16])&amp; IF(ISBLANK([.W16]);0;[.W16])&amp; IF(ISBLANK([.X16]);0;[.X16])&amp; IF(ISBLANK([.Z16]);0;[.Z16]) &amp; IF(ISBLANK([.AA16]);0;[.AA16])&amp; IF(ISBLANK([.AB16]);0;[.AB16]) &amp; IF(ISBLANK([.AC16]);0;[.AC16]);2)" office:value-type="string" office:string-value="000003" calcext:value-type="string">
            <text:p>000003</text:p>
          </table:table-cell>
          <table:table-cell table:style-name="ce125" table:formula="of:=BIN2HEX( IF(ISBLANK([.F16]);0;[.F16]) &amp; IF(ISBLANK([.G16]);0;[.G16])&amp; IF(ISBLANK([.H16]);0;[.H16])&amp; IF(ISBLANK([.J16]);0;[.J16])&amp; IF(ISBLANK([.K16]);0;[.K16]) &amp; IF(ISBLANK([.L16]);0;[.L16])&amp; IF(ISBLANK([.M16]);0;[.M16]) &amp; IF(ISBLANK([.N16]);0;[.N16]))" office:value-type="string" office:string-value="0" calcext:value-type="string">
            <text:p>0</text:p>
          </table:table-cell>
          <table:table-cell table:style-name="ce125" table:formula="of:=BIN2HEX( IF(ISBLANK([.O16]);0;[.O16]) &amp; IF(ISBLANK([.P16]);0;[.P16])&amp; IF(ISBLANK([.Q16]);0;[.Q16])&amp; IF(ISBLANK([.R16]);0;[.R16]))" office:value-type="string" office:string-value="0" calcext:value-type="string">
            <text:p>0</text:p>
          </table:table-cell>
          <table:table-cell table:style-name="ce129"/>
          <table:table-cell table:style-name="ce133"/>
          <table:table-cell table:style-name="ce139" table:number-columns-repeated="2"/>
          <table:table-cell/>
          <table:table-cell table:style-name="ce145" table:number-columns-repeated="4"/>
          <table:table-cell table:style-name="ce154"/>
          <table:table-cell table:style-name="ce159" office:value-type="float" office:value="0" calcext:value-type="float">
            <text:p>0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4" table:number-columns-repeated="3"/>
          <table:table-cell table:style-name="ce139" table:number-columns-repeated="3"/>
          <table:table-cell table:style-name="ce142"/>
          <table:table-cell table:style-name="ce174" table:number-columns-repeated="2"/>
          <table:table-cell table:number-columns-repeated="2" table:style-name="ce174" office:value-type="float" office:value="1" calcext:value-type="float">
            <text:p>1</text:p>
          </table:table-cell>
          <table:table-cell table:style-name="ce178" table:number-columns-repeated="2"/>
          <table:table-cell table:number-columns-repeated="993"/>
        </table:table-row>
        <table:table-row table:style-name="ro1">
          <table:table-cell table:style-name="ce123" table:formula="of:=DEC2HEX(HEX2DEC(LEFT([.A16];LEN([.A16])-1))+1)&amp;&quot;h&quot;" office:value-type="string" office:string-value="2h" calcext:value-type="string">
            <text:p>2h</text:p>
          </table:table-cell>
          <table:table-cell table:style-name="ce122" table:formula="of:=BIN2HEX( IF(ISBLANK([.F17]);0;[.F17]) &amp; IF(ISBLANK([.G17]);0;[.G17])&amp; IF(ISBLANK([.H17]);0;[.H17])&amp; IF(ISBLANK([.J17]);0;[.J17])&amp; IF(ISBLANK([.K17]);0;[.K17]) &amp; IF(ISBLANK([.L17]);0;[.L17])&amp; IF(ISBLANK([.M17]);0;[.M17]) &amp; IF(ISBLANK([.N17]);0;[.N17]);2)&amp; BIN2HEX( IF(ISBLANK([.O17]);0;[.O17]) &amp; IF(ISBLANK([.P17]);0;[.P17])&amp; IF(ISBLANK([.Q17]);0;[.Q17])&amp; IF(ISBLANK([.R17]);0;[.R17])&amp; IF(ISBLANK([.R17]);0;[.R17]) &amp; IF(ISBLANK([.S17]);0;[.S17])&amp; IF(ISBLANK([.S17]);0;[.S17]) &amp; IF(ISBLANK([.T17]);0;[.T17]);2)&amp; BIN2HEX( IF(ISBLANK([.U17]);0;[.U17]) &amp; IF(ISBLANK([.V17]);0;[.V17])&amp; IF(ISBLANK([.W17]);0;[.W17])&amp; IF(ISBLANK([.X17]);0;[.X17])&amp; IF(ISBLANK([.Z17]);0;[.Z17]) &amp; IF(ISBLANK([.AA17]);0;[.AA17])&amp; IF(ISBLANK([.AB17]);0;[.AB17]) &amp; IF(ISBLANK([.AC17]);0;[.AC17]);2)" office:value-type="string" office:string-value="02A00C" calcext:value-type="string">
            <text:p>02A00C</text:p>
          </table:table-cell>
          <table:table-cell table:style-name="ce125" table:formula="of:=BIN2HEX( IF(ISBLANK([.F17]);0;[.F17]) &amp; IF(ISBLANK([.G17]);0;[.G17])&amp; IF(ISBLANK([.H17]);0;[.H17])&amp; IF(ISBLANK([.J17]);0;[.J17])&amp; IF(ISBLANK([.K17]);0;[.K17]) &amp; IF(ISBLANK([.L17]);0;[.L17])&amp; IF(ISBLANK([.M17]);0;[.M17]) &amp; IF(ISBLANK([.N17]);0;[.N17]))" office:value-type="string" office:string-value="2" calcext:value-type="string">
            <text:p>2</text:p>
          </table:table-cell>
          <table:table-cell table:style-name="ce125" table:formula="of:=BIN2HEX( IF(ISBLANK([.O17]);0;[.O17]) &amp; IF(ISBLANK([.P17]);0;[.P17])&amp; IF(ISBLANK([.Q17]);0;[.Q17])&amp; IF(ISBLANK([.R17]);0;[.R17]))" office:value-type="string" office:string-value="A" calcext:value-type="string">
            <text:p>A</text:p>
          </table:table-cell>
          <table:table-cell table:style-name="ce129"/>
          <table:table-cell table:style-name="ce133"/>
          <table:table-cell table:style-name="ce139" table:number-columns-repeated="2"/>
          <table:table-cell/>
          <table:table-cell table:style-name="ce145" table:number-columns-repeated="3"/>
          <table:table-cell table:style-name="ce145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74" table:number-columns-repeated="3"/>
          <table:table-cell table:style-name="ce139" table:number-columns-repeated="3"/>
          <table:table-cell table:style-name="ce142"/>
          <table:table-cell table:number-columns-repeated="2" table:style-name="ce174" office:value-type="float" office:value="1" calcext:value-type="float">
            <text:p>1</text:p>
          </table:table-cell>
          <table:table-cell table:style-name="ce174" table:number-columns-repeated="2"/>
          <table:table-cell table:style-name="ce178" table:number-columns-repeated="2"/>
          <table:table-cell table:number-columns-repeated="993"/>
        </table:table-row>
        <table:table-row table:style-name="ro1">
          <table:table-cell table:style-name="ce123" table:formula="of:=DEC2HEX(HEX2DEC(LEFT([.A17];LEN([.A17])-1))+1)&amp;&quot;h&quot;" office:value-type="string" office:string-value="3h" calcext:value-type="string">
            <text:p>3h</text:p>
          </table:table-cell>
          <table:table-cell table:style-name="ce122" table:formula="of:=BIN2HEX( IF(ISBLANK([.F18]);0;[.F18]) &amp; IF(ISBLANK([.G18]);0;[.G18])&amp; IF(ISBLANK([.H18]);0;[.H18])&amp; IF(ISBLANK([.J18]);0;[.J18])&amp; IF(ISBLANK([.K18]);0;[.K18]) &amp; IF(ISBLANK([.L18]);0;[.L18])&amp; IF(ISBLANK([.M18]);0;[.M18]) &amp; IF(ISBLANK([.N18]);0;[.N18]);2)&amp; BIN2HEX( IF(ISBLANK([.O18]);0;[.O18]) &amp; IF(ISBLANK([.P18]);0;[.P18])&amp; IF(ISBLANK([.Q18]);0;[.Q18])&amp; IF(ISBLANK([.R18]);0;[.R18])&amp; IF(ISBLANK([.R18]);0;[.R18]) &amp; IF(ISBLANK([.S18]);0;[.S18])&amp; IF(ISBLANK([.S18]);0;[.S18]) &amp; IF(ISBLANK([.T18]);0;[.T18]);2)&amp; BIN2HEX( IF(ISBLANK([.U18]);0;[.U18]) &amp; IF(ISBLANK([.V18]);0;[.V18])&amp; IF(ISBLANK([.W18]);0;[.W18])&amp; IF(ISBLANK([.X18]);0;[.X18])&amp; IF(ISBLANK([.Z18]);0;[.Z18]) &amp; IF(ISBLANK([.AA18]);0;[.AA18])&amp; IF(ISBLANK([.AB18]);0;[.AB18]) &amp; IF(ISBLANK([.AC18]);0;[.AC18]);2)" office:value-type="string" office:string-value="000000" calcext:value-type="string">
            <text:p>000000</text:p>
          </table:table-cell>
          <table:table-cell table:style-name="ce125" table:formula="of:=BIN2HEX( IF(ISBLANK([.F18]);0;[.F18]) &amp; IF(ISBLANK([.G18]);0;[.G18])&amp; IF(ISBLANK([.H18]);0;[.H18])&amp; IF(ISBLANK([.J18]);0;[.J18])&amp; IF(ISBLANK([.K18]);0;[.K18]) &amp; IF(ISBLANK([.L18]);0;[.L18])&amp; IF(ISBLANK([.M18]);0;[.M18]) &amp; IF(ISBLANK([.N18]);0;[.N18]))" office:value-type="string" office:string-value="0" calcext:value-type="string">
            <text:p>0</text:p>
          </table:table-cell>
          <table:table-cell table:style-name="ce125" table:formula="of:=BIN2HEX( IF(ISBLANK([.O18]);0;[.O18]) &amp; IF(ISBLANK([.P18]);0;[.P18])&amp; IF(ISBLANK([.Q18]);0;[.Q18])&amp; IF(ISBLANK([.R18]);0;[.R18]))" office:value-type="string" office:string-value="0" calcext:value-type="string">
            <text:p>0</text:p>
          </table:table-cell>
          <table:table-cell table:style-name="ce129"/>
          <table:table-cell table:style-name="ce133" office:value-type="float" office:value="0" calcext:value-type="float">
            <text:p>0</text:p>
          </table:table-cell>
          <table:table-cell table:style-name="ce139" table:number-columns-repeated="2"/>
          <table:table-cell/>
          <table:table-cell table:style-name="ce145" table:number-columns-repeated="4"/>
          <table:table-cell table:style-name="ce154"/>
          <table:table-cell table:style-name="ce133"/>
          <table:table-cell table:style-name="ce139" table:number-columns-repeated="2"/>
          <table:table-cell table:style-name="ce168"/>
          <table:table-cell table:style-name="ce174" table:number-columns-repeated="3"/>
          <table:table-cell table:style-name="ce139" table:number-columns-repeated="3"/>
          <table:table-cell table:style-name="ce142" office:value-type="float" office:value="1" calcext:value-type="float">
            <text:p>1</text:p>
          </table:table-cell>
          <table:table-cell table:style-name="ce174" table:number-columns-repeated="4"/>
          <table:table-cell table:style-name="ce178" table:number-columns-repeated="2"/>
          <table:table-cell table:number-columns-repeated="993"/>
        </table:table-row>
        <table:table-row table:style-name="ro1">
          <table:table-cell table:style-name="ce123" table:formula="of:=DEC2HEX(HEX2DEC(LEFT([.A18];LEN([.A18])-1))+1)&amp;&quot;h&quot;" office:value-type="string" office:string-value="4h" calcext:value-type="string">
            <text:p>4h</text:p>
          </table:table-cell>
          <table:table-cell table:style-name="ce122" table:formula="of:=BIN2HEX( IF(ISBLANK([.F19]);0;[.F19]) &amp; IF(ISBLANK([.G19]);0;[.G19])&amp; IF(ISBLANK([.H19]);0;[.H19])&amp; IF(ISBLANK([.J19]);0;[.J19])&amp; IF(ISBLANK([.K19]);0;[.K19]) &amp; IF(ISBLANK([.L19]);0;[.L19])&amp; IF(ISBLANK([.M19]);0;[.M19]) &amp; IF(ISBLANK([.N19]);0;[.N19]);2)&amp; BIN2HEX( IF(ISBLANK([.O19]);0;[.O19]) &amp; IF(ISBLANK([.P19]);0;[.P19])&amp; IF(ISBLANK([.Q19]);0;[.Q19])&amp; IF(ISBLANK([.R19]);0;[.R19])&amp; IF(ISBLANK([.R19]);0;[.R19]) &amp; IF(ISBLANK([.S19]);0;[.S19])&amp; IF(ISBLANK([.S19]);0;[.S19]) &amp; IF(ISBLANK([.T19]);0;[.T19]);2)&amp; BIN2HEX( IF(ISBLANK([.U19]);0;[.U19]) &amp; IF(ISBLANK([.V19]);0;[.V19])&amp; IF(ISBLANK([.W19]);0;[.W19])&amp; IF(ISBLANK([.X19]);0;[.X19])&amp; IF(ISBLANK([.Z19]);0;[.Z19]) &amp; IF(ISBLANK([.AA19]);0;[.AA19])&amp; IF(ISBLANK([.AB19]);0;[.AB19]) &amp; IF(ISBLANK([.AC19]);0;[.AC19]);2)" office:value-type="string" office:string-value="134000" calcext:value-type="string">
            <text:p>134000</text:p>
          </table:table-cell>
          <table:table-cell table:style-name="ce125" table:formula="of:=BIN2HEX( IF(ISBLANK([.F19]);0;[.F19]) &amp; IF(ISBLANK([.G19]);0;[.G19])&amp; IF(ISBLANK([.H19]);0;[.H19])&amp; IF(ISBLANK([.J19]);0;[.J19])&amp; IF(ISBLANK([.K19]);0;[.K19]) &amp; IF(ISBLANK([.L19]);0;[.L19])&amp; IF(ISBLANK([.M19]);0;[.M19]) &amp; IF(ISBLANK([.N19]);0;[.N19]))" office:value-type="string" office:string-value="13" calcext:value-type="string">
            <text:p>13</text:p>
          </table:table-cell>
          <table:table-cell table:style-name="ce125" table:formula="of:=BIN2HEX( IF(ISBLANK([.O19]);0;[.O19]) &amp; IF(ISBLANK([.P19]);0;[.P19])&amp; IF(ISBLANK([.Q19]);0;[.Q19])&amp; IF(ISBLANK([.R19]);0;[.R19]))" office:value-type="string" office:string-value="4" calcext:value-type="string">
            <text:p>4</text:p>
          </table:table-cell>
          <table:table-cell table:style-name="ce129"/>
          <table:table-cell table:style-name="ce133"/>
          <table:table-cell table:style-name="ce139" table:number-columns-repeated="2"/>
          <table:table-cell/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float" office:value="1" calcext:value-type="float">
            <text:p>1</text:p>
          </table:table-cell>
          <table:table-cell table:style-name="ce13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74" table:number-columns-repeated="3"/>
          <table:table-cell table:style-name="ce139" table:number-columns-repeated="3"/>
          <table:table-cell table:style-name="ce142"/>
          <table:table-cell table:style-name="ce174" table:number-columns-repeated="4"/>
          <table:table-cell table:style-name="ce178" table:number-columns-repeated="2"/>
          <table:table-cell table:number-columns-repeated="993"/>
        </table:table-row>
        <table:table-row table:style-name="ro1">
          <table:table-cell table:style-name="ce123" table:formula="of:=DEC2HEX(HEX2DEC(LEFT([.A19];LEN([.A19])-1))+1)&amp;&quot;h&quot;" office:value-type="string" office:string-value="5h" calcext:value-type="string">
            <text:p>5h</text:p>
          </table:table-cell>
          <table:table-cell table:style-name="ce122" table:formula="of:=BIN2HEX( IF(ISBLANK([.F20]);0;[.F20]) &amp; IF(ISBLANK([.G20]);0;[.G20])&amp; IF(ISBLANK([.H20]);0;[.H20])&amp; IF(ISBLANK([.J20]);0;[.J20])&amp; IF(ISBLANK([.K20]);0;[.K20]) &amp; IF(ISBLANK([.L20]);0;[.L20])&amp; IF(ISBLANK([.M20]);0;[.M20]) &amp; IF(ISBLANK([.N20]);0;[.N20]);2)&amp; BIN2HEX( IF(ISBLANK([.O20]);0;[.O20]) &amp; IF(ISBLANK([.P20]);0;[.P20])&amp; IF(ISBLANK([.Q20]);0;[.Q20])&amp; IF(ISBLANK([.R20]);0;[.R20])&amp; IF(ISBLANK([.R21]);0;[.R21]) &amp; IF(ISBLANK([.S21]);0;[.S21])&amp; IF(ISBLANK([.S21]);0;[.S21]) &amp; IF(ISBLANK([.T21]);0;[.T21]);2)&amp; BIN2HEX( IF(ISBLANK([.U21]);0;[.U21]) &amp; IF(ISBLANK([.V21]);0;[.V21])&amp; IF(ISBLANK([.W21]);0;[.W21])&amp; IF(ISBLANK([.X21]);0;[.X21])&amp; IF(ISBLANK([.Z21]);0;[.Z21]) &amp; IF(ISBLANK([.AA21]);0;[.AA21])&amp; IF(ISBLANK([.AB21]);0;[.AB21]) &amp; IF(ISBLANK([.AC21]);0;[.AC21]);2)" office:value-type="string" office:string-value="143003" calcext:value-type="string">
            <text:p>143003</text:p>
          </table:table-cell>
          <table:table-cell table:style-name="ce125" table:formula="of:=BIN2HEX( IF(ISBLANK([.F20]);0;[.F20]) &amp; IF(ISBLANK([.G20]);0;[.G20])&amp; IF(ISBLANK([.H20]);0;[.H20])&amp; IF(ISBLANK([.J20]);0;[.J20])&amp; IF(ISBLANK([.K20]);0;[.K20]) &amp; IF(ISBLANK([.L20]);0;[.L20])&amp; IF(ISBLANK([.M20]);0;[.M20]) &amp; IF(ISBLANK([.N20]);0;[.N20]))" office:value-type="string" office:string-value="14" calcext:value-type="string">
            <text:p>14</text:p>
          </table:table-cell>
          <table:table-cell table:style-name="ce125" table:formula="of:=BIN2HEX( IF(ISBLANK([.O20]);0;[.O20]) &amp; IF(ISBLANK([.P20]);0;[.P20])&amp; IF(ISBLANK([.Q20]);0;[.Q20])&amp; IF(ISBLANK([.R20]);0;[.R20]))" office:value-type="string" office:string-value="3" calcext:value-type="string">
            <text:p>3</text:p>
          </table:table-cell>
          <table:table-cell table:style-name="ce129"/>
          <table:table-cell table:style-name="ce133"/>
          <table:table-cell table:style-name="ce139" table:number-columns-repeated="2"/>
          <table:table-cell/>
          <table:table-cell table:style-name="ce145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60"/>
          <table:table-cell table:style-name="ce164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8" office:value-type="float" office:value="1" calcext:value-type="float">
            <text:p>1</text:p>
          </table:table-cell>
          <table:table-cell table:style-name="ce148" table:number-columns-repeated="3"/>
          <table:table-cell table:style-name="ce141" table:number-columns-repeated="4"/>
          <table:table-cell table:style-name="ce148" table:number-columns-repeated="4"/>
          <table:table-cell table:style-name="ce178" table:number-columns-repeated="2"/>
          <table:table-cell table:number-columns-repeated="993"/>
        </table:table-row>
        <table:table-row table:style-name="ro1">
          <table:table-cell table:style-name="ce123" table:formula="of:=DEC2HEX(HEX2DEC(LEFT([.A20];LEN([.A20])-1))+1)&amp;&quot;h&quot;" office:value-type="string" office:string-value="6h" calcext:value-type="string">
            <text:p>6h</text:p>
          </table:table-cell>
          <table:table-cell table:style-name="ce122" table:formula="of:=BIN2HEX( IF(ISBLANK([.F21]);0;[.F21]) &amp; IF(ISBLANK([.G21]);0;[.G21])&amp; IF(ISBLANK([.H21]);0;[.H21])&amp; IF(ISBLANK([.J21]);0;[.J21])&amp; IF(ISBLANK([.K21]);0;[.K21]) &amp; IF(ISBLANK([.L22]);0;[.L22])&amp; IF(ISBLANK([.M22]);0;[.M22]) &amp; IF(ISBLANK([.N22]);0;[.N22]);2)&amp; BIN2HEX( IF(ISBLANK([.O22]);0;[.O22]) &amp; IF(ISBLANK([.P22]);0;[.P22])&amp; IF(ISBLANK([.Q22]);0;[.Q22])&amp; IF(ISBLANK([.R22]);0;[.R22])&amp; IF(ISBLANK([.R22]);0;[.R22]) &amp; IF(ISBLANK([.S22]);0;[.S22])&amp; IF(ISBLANK([.S22]);0;[.S22]) &amp; IF(ISBLANK([.T22]);0;[.T22]);2)&amp; BIN2HEX( IF(ISBLANK([.U22]);0;[.U22]) &amp; IF(ISBLANK([.V22]);0;[.V22])&amp; IF(ISBLANK([.W22]);0;[.W22])&amp; IF(ISBLANK([.X22]);0;[.X22])&amp; IF(ISBLANK([.Z22]);0;[.Z22]) &amp; IF(ISBLANK([.AA22]);0;[.AA22])&amp; IF(ISBLANK([.AB22]);0;[.AB22]) &amp; IF(ISBLANK([.AC22]);0;[.AC22]);2)" office:value-type="string" office:string-value="07A00C" calcext:value-type="string">
            <text:p>07A00C</text:p>
          </table:table-cell>
          <table:table-cell table:style-name="ce125" table:formula="of:=BIN2HEX( IF(ISBLANK([.F21]);0;[.F21]) &amp; IF(ISBLANK([.G21]);0;[.G21])&amp; IF(ISBLANK([.H21]);0;[.H21])&amp; IF(ISBLANK([.J21]);0;[.J21])&amp; IF(ISBLANK([.K21]);0;[.K21]) &amp; IF(ISBLANK([.L22]);0;[.L22])&amp; IF(ISBLANK([.M22]);0;[.M22]) &amp; IF(ISBLANK([.N22]);0;[.N22]))" office:value-type="string" office:string-value="7" calcext:value-type="string">
            <text:p>7</text:p>
          </table:table-cell>
          <table:table-cell table:style-name="ce125" table:formula="of:=BIN2HEX( IF(ISBLANK([.O22]);0;[.O22]) &amp; IF(ISBLANK([.P22]);0;[.P22])&amp; IF(ISBLANK([.Q22]);0;[.Q22])&amp; IF(ISBLANK([.R22]);0;[.R22]))" office:value-type="string" office:string-value="A" calcext:value-type="string">
            <text:p>A</text:p>
          </table:table-cell>
          <table:table-cell table:style-name="ce129"/>
          <table:table-cell table:style-name="ce133"/>
          <table:table-cell table:style-name="ce139" table:number-columns-repeated="2"/>
          <table:table-cell/>
          <table:table-cell table:style-name="ce145" table:number-columns-repeated="2"/>
          <table:table-cell table:style-name="ce150" table:number-columns-repeated="2"/>
          <table:table-cell table:style-name="ce155"/>
          <table:table-cell table:style-name="ce141" table:number-columns-repeated="3"/>
          <table:table-cell table:style-name="ce150"/>
          <table:table-cell table:style-name="ce174" table:number-columns-repeated="3"/>
          <table:table-cell table:style-name="ce139" table:number-columns-repeated="3"/>
          <table:table-cell table:style-name="ce142"/>
          <table:table-cell table:style-name="ce174" table:number-columns-repeated="2"/>
          <table:table-cell table:number-columns-repeated="2" table:style-name="ce174" office:value-type="float" office:value="1" calcext:value-type="float">
            <text:p>1</text:p>
          </table:table-cell>
          <table:table-cell table:style-name="ce178" table:number-columns-repeated="2"/>
          <table:table-cell table:number-columns-repeated="993"/>
        </table:table-row>
        <table:table-row table:style-name="ro1">
          <table:table-cell table:style-name="ce123" table:formula="of:=DEC2HEX(HEX2DEC(LEFT([.A21];LEN([.A21])-1))+1)&amp;&quot;h&quot;" office:value-type="string" office:string-value="7h" calcext:value-type="string">
            <text:p>7h</text:p>
          </table:table-cell>
          <table:table-cell table:style-name="ce122" table:formula="of:=BIN2HEX( IF(ISBLANK([.F22]);0;[.F22]) &amp; IF(ISBLANK([.G22]);0;[.G22])&amp; IF(ISBLANK([.H22]);0;[.H22])&amp; IF(ISBLANK([.J22]);0;[.J22])&amp; IF(ISBLANK([.K22]);0;[.K22]) &amp; IF(ISBLANK([.L22]);0;[.L22])&amp; IF(ISBLANK([.M22]);0;[.M22]) &amp; IF(ISBLANK([.N22]);0;[.N22]);2)&amp; BIN2HEX( IF(ISBLANK([.O22]);0;[.O22]) &amp; IF(ISBLANK([.P22]);0;[.P22])&amp; IF(ISBLANK([.Q22]);0;[.Q22])&amp; IF(ISBLANK([.R22]);0;[.R22])&amp; IF(ISBLANK([.R23]);0;[.R23]) &amp; IF(ISBLANK([.S23]);0;[.S23])&amp; IF(ISBLANK([.S23]);0;[.S23]) &amp; IF(ISBLANK([.T23]);0;[.T23]);2)&amp; BIN2HEX( IF(ISBLANK([.U23]);0;[.U23]) &amp; IF(ISBLANK([.V23]);0;[.V23])&amp; IF(ISBLANK([.W23]);0;[.W23])&amp; IF(ISBLANK([.X23]);0;[.X23])&amp; IF(ISBLANK([.Z23]);0;[.Z23]) &amp; IF(ISBLANK([.AA23]);0;[.AA23])&amp; IF(ISBLANK([.AB23]);0;[.AB23]) &amp; IF(ISBLANK([.AC23]);0;[.AC23]);2)" office:value-type="string" office:string-value="07A010" calcext:value-type="string">
            <text:p>07A010</text:p>
          </table:table-cell>
          <table:table-cell table:style-name="ce125" table:formula="of:=BIN2HEX( IF(ISBLANK([.F22]);0;[.F22]) &amp; IF(ISBLANK([.G22]);0;[.G22])&amp; IF(ISBLANK([.H22]);0;[.H22])&amp; IF(ISBLANK([.J22]);0;[.J22])&amp; IF(ISBLANK([.K22]);0;[.K22]) &amp; IF(ISBLANK([.L22]);0;[.L22])&amp; IF(ISBLANK([.M22]);0;[.M22]) &amp; IF(ISBLANK([.N22]);0;[.N22]))" office:value-type="string" office:string-value="7" calcext:value-type="string">
            <text:p>7</text:p>
          </table:table-cell>
          <table:table-cell table:style-name="ce125" table:formula="of:=BIN2HEX( IF(ISBLANK([.O22]);0;[.O22]) &amp; IF(ISBLANK([.P22]);0;[.P22])&amp; IF(ISBLANK([.Q22]);0;[.Q22])&amp; IF(ISBLANK([.R22]);0;[.R22]))" office:value-type="string" office:string-value="A" calcext:value-type="string">
            <text:p>A</text:p>
          </table:table-cell>
          <table:table-cell table:style-name="ce129"/>
          <table:table-cell table:style-name="ce133"/>
          <table:table-cell table:style-name="ce139" table:number-columns-repeated="2"/>
          <table:table-cell/>
          <table:table-cell table:style-name="ce145"/>
          <table:table-cell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54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74" table:number-columns-repeated="3"/>
          <table:table-cell table:style-name="ce139" table:number-columns-repeated="3"/>
          <table:table-cell table:style-name="ce142"/>
          <table:table-cell table:number-columns-repeated="2" table:style-name="ce174" office:value-type="float" office:value="1" calcext:value-type="float">
            <text:p>1</text:p>
          </table:table-cell>
          <table:table-cell table:style-name="ce174" table:number-columns-repeated="2"/>
          <table:table-cell table:style-name="ce178" table:number-columns-repeated="2"/>
          <table:table-cell table:number-columns-repeated="993"/>
        </table:table-row>
        <table:table-row table:style-name="ro1">
          <table:table-cell table:style-name="ce123" table:formula="of:=DEC2HEX(HEX2DEC(LEFT([.A22];LEN([.A22])-1))+1)&amp;&quot;h&quot;" office:value-type="string" office:string-value="8h" calcext:value-type="string">
            <text:p>8h</text:p>
          </table:table-cell>
          <table:table-cell table:style-name="ce122" table:formula="of:=BIN2HEX( IF(ISBLANK([.F23]);0;[.F23]) &amp; IF(ISBLANK([.G23]);0;[.G23])&amp; IF(ISBLANK([.H23]);0;[.H23])&amp; IF(ISBLANK([.J23]);0;[.J23])&amp; IF(ISBLANK([.K23]);0;[.K23]) &amp; IF(ISBLANK([.L23]);0;[.L23])&amp; IF(ISBLANK([.M23]);0;[.M23]) &amp; IF(ISBLANK([.N23]);0;[.N23]);2)&amp; BIN2HEX( IF(ISBLANK([.O23]);0;[.O23]) &amp; IF(ISBLANK([.P23]);0;[.P23])&amp; IF(ISBLANK([.Q23]);0;[.Q23])&amp; IF(ISBLANK([.R23]);0;[.R23])&amp; IF(ISBLANK([.R24]);0;[.R24]) &amp; IF(ISBLANK([.S24]);0;[.S24])&amp; IF(ISBLANK([.S24]);0;[.S24]) &amp; IF(ISBLANK([.T24]);0;[.T24]);2)&amp; BIN2HEX( IF(ISBLANK([.U24]);0;[.U24]) &amp; IF(ISBLANK([.V24]);0;[.V24])&amp; IF(ISBLANK([.W24]);0;[.W24])&amp; IF(ISBLANK([.X24]);0;[.X24])&amp; IF(ISBLANK([.Z24]);0;[.Z24]) &amp; IF(ISBLANK([.AA24]);0;[.AA24])&amp; IF(ISBLANK([.AB24]);0;[.AB24]) &amp; IF(ISBLANK([.AC24]);0;[.AC24]);2)" office:value-type="string" office:string-value="000000" calcext:value-type="string">
            <text:p>000000</text:p>
          </table:table-cell>
          <table:table-cell table:style-name="ce125" table:formula="of:=BIN2HEX( IF(ISBLANK([.F23]);0;[.F23]) &amp; IF(ISBLANK([.G23]);0;[.G23])&amp; IF(ISBLANK([.H23]);0;[.H23])&amp; IF(ISBLANK([.J23]);0;[.J23])&amp; IF(ISBLANK([.K23]);0;[.K23]) &amp; IF(ISBLANK([.L23]);0;[.L23])&amp; IF(ISBLANK([.M23]);0;[.M23]) &amp; IF(ISBLANK([.N23]);0;[.N23]))" office:value-type="string" office:string-value="0" calcext:value-type="string">
            <text:p>0</text:p>
          </table:table-cell>
          <table:table-cell table:style-name="ce125" table:formula="of:=BIN2HEX( IF(ISBLANK([.O23]);0;[.O23]) &amp; IF(ISBLANK([.P23]);0;[.P23])&amp; IF(ISBLANK([.Q23]);0;[.Q23])&amp; IF(ISBLANK([.R23]);0;[.R23]))" office:value-type="string" office:string-value="0" calcext:value-type="string">
            <text:p>0</text:p>
          </table:table-cell>
          <table:table-cell table:style-name="ce129"/>
          <table:table-cell table:style-name="ce133"/>
          <table:table-cell table:style-name="ce139" table:number-columns-repeated="2"/>
          <table:table-cell/>
          <table:table-cell table:style-name="ce145"/>
          <table:table-cell table:style-name="ce150" table:number-columns-repeated="3"/>
          <table:table-cell table:style-name="ce155"/>
          <table:table-cell table:style-name="ce141" table:number-columns-repeated="3"/>
          <table:table-cell table:style-name="ce150"/>
          <table:table-cell table:style-name="ce174" table:number-columns-repeated="3"/>
          <table:table-cell table:style-name="ce139" table:number-columns-repeated="2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74" table:number-columns-repeated="4"/>
          <table:table-cell table:style-name="ce178" table:number-columns-repeated="2"/>
          <table:table-cell table:number-columns-repeated="993"/>
        </table:table-row>
        <table:table-row table:style-name="ro1">
          <table:table-cell table:style-name="ce123" table:formula="of:=DEC2HEX(HEX2DEC(LEFT([.A23];LEN([.A23])-1))+1)&amp;&quot;h&quot;" office:value-type="string" office:string-value="9h" calcext:value-type="string">
            <text:p>9h</text:p>
          </table:table-cell>
          <table:table-cell table:style-name="ce122" table:formula="of:=BIN2HEX( IF(ISBLANK([.F24]);0;[.F24]) &amp; IF(ISBLANK([.G24]);0;[.G24])&amp; IF(ISBLANK([.H24]);0;[.H24])&amp; IF(ISBLANK([.J24]);0;[.J24])&amp; IF(ISBLANK([.K24]);0;[.K24]) &amp; IF(ISBLANK([.L24]);0;[.L24])&amp; IF(ISBLANK([.M24]);0;[.M24]) &amp; IF(ISBLANK([.N24]);0;[.N24]);2)&amp; BIN2HEX( IF(ISBLANK([.O24]);0;[.O24]) &amp; IF(ISBLANK([.P24]);0;[.P24])&amp; IF(ISBLANK([.Q24]);0;[.Q24])&amp; IF(ISBLANK([.R24]);0;[.R24])&amp; IF(ISBLANK([.R26]);0;[.R26]) &amp; IF(ISBLANK([.S26]);0;[.S26])&amp; IF(ISBLANK([.S26]);0;[.S26]) &amp; IF(ISBLANK([.T26]);0;[.T26]);2)&amp; BIN2HEX( IF(ISBLANK([.U26]);0;[.U26]) &amp; IF(ISBLANK([.V26]);0;[.V26])&amp; IF(ISBLANK([.W26]);0;[.W26])&amp; IF(ISBLANK([.X26]);0;[.X26])&amp; IF(ISBLANK([.Z26]);0;[.Z26]) &amp; IF(ISBLANK([.AA26]);0;[.AA26])&amp; IF(ISBLANK([.AB26]);0;[.AB26]) &amp; IF(ISBLANK([.AC26]);0;[.AC26]);2)" office:value-type="string" office:string-value="" calcext:value-type="error">
            <text:p>Err:502</text:p>
          </table:table-cell>
          <table:table-cell table:style-name="ce125" table:formula="of:=BIN2HEX( IF(ISBLANK([.F24]);0;[.F24]) &amp; IF(ISBLANK([.G24]);0;[.G24])&amp; IF(ISBLANK([.H24]);0;[.H24])&amp; IF(ISBLANK([.J24]);0;[.J24])&amp; IF(ISBLANK([.K24]);0;[.K24]) &amp; IF(ISBLANK([.L24]);0;[.L24])&amp; IF(ISBLANK([.M24]);0;[.M24]) &amp; IF(ISBLANK([.N24]);0;[.N24]))" office:value-type="string" office:string-value="" calcext:value-type="error">
            <text:p>Err:502</text:p>
          </table:table-cell>
          <table:table-cell table:style-name="ce125" table:formula="of:=BIN2HEX( IF(ISBLANK([.O24]);0;[.O24]) &amp; IF(ISBLANK([.P24]);0;[.P24])&amp; IF(ISBLANK([.Q24]);0;[.Q24])&amp; IF(ISBLANK([.R24]);0;[.R24]))" office:value-type="string" office:string-value="6" calcext:value-type="string">
            <text:p>6</text:p>
          </table:table-cell>
          <table:table-cell table:style-name="ce129"/>
          <table:table-cell table:style-name="ce133"/>
          <table:table-cell table:style-name="ce139"/>
          <table:table-cell table:style-name="ce139" office:value-type="string" calcext:value-type="string">
            <text:p>ex</text:p>
          </table:table-cell>
          <table:table-cell/>
          <table:table-cell table:style-name="ce145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74" table:number-columns-repeated="3"/>
          <table:table-cell table:style-name="ce139" table:number-columns-repeated="3"/>
          <table:table-cell table:style-name="ce142"/>
          <table:table-cell table:style-name="ce174" table:number-columns-repeated="4"/>
          <table:table-cell table:style-name="ce178" table:number-columns-repeated="2"/>
          <table:table-cell table:number-columns-repeated="993"/>
        </table:table-row>
        <table:table-row table:style-name="ro1">
          <table:table-cell table:style-name="ce123" table:formula="of:=DEC2HEX(HEX2DEC(LEFT([.A24];LEN([.A24])-1))+1)&amp;&quot;h&quot;" office:value-type="string" office:string-value="Ah" calcext:value-type="string">
            <text:p>Ah</text:p>
          </table:table-cell>
          <table:table-cell table:style-name="ce122" table:formula="of:=BIN2HEX( IF(ISBLANK([.F25]);0;[.F25]) &amp; IF(ISBLANK([.G25]);0;[.G25])&amp; IF(ISBLANK([.H25]);0;[.H25])&amp; IF(ISBLANK([.J24]);0;[.J24])&amp; IF(ISBLANK([.K24]);0;[.K24]) &amp; IF(ISBLANK([.L24]);0;[.L24])&amp; IF(ISBLANK([.M24]);0;[.M24]) &amp; IF(ISBLANK([.N24]);0;[.N24]);2)&amp; BIN2HEX( IF(ISBLANK([.O26]);0;[.O26]) &amp; IF(ISBLANK([.P26]);0;[.P26])&amp; IF(ISBLANK([.Q26]);0;[.Q26])&amp; IF(ISBLANK([.R26]);0;[.R26])&amp; IF(ISBLANK([.R27]);0;[.R27]) &amp; IF(ISBLANK([.S27]);0;[.S27])&amp; IF(ISBLANK([.S27]);0;[.S27]) &amp; IF(ISBLANK([.T27]);0;[.T27]);2)&amp; BIN2HEX( IF(ISBLANK([.U27]);0;[.U27]) &amp; IF(ISBLANK([.V27]);0;[.V27])&amp; IF(ISBLANK([.W27]);0;[.W27])&amp; IF(ISBLANK([.X27]);0;[.X27])&amp; IF(ISBLANK([.Z27]);0;[.Z27]) &amp; IF(ISBLANK([.AA27]);0;[.AA27])&amp; IF(ISBLANK([.AB27]);0;[.AB27]) &amp; IF(ISBLANK([.AC27]);0;[.AC27]);2)" office:value-type="string" office:string-value="" calcext:value-type="error">
            <text:p>Err:502</text:p>
          </table:table-cell>
          <table:table-cell table:style-name="ce125" table:formula="of:=BIN2HEX( IF(ISBLANK([.F25]);0;[.F25]) &amp; IF(ISBLANK([.G25]);0;[.G25])&amp; IF(ISBLANK([.H25]);0;[.H25])&amp; IF(ISBLANK([.J24]);0;[.J24])&amp; IF(ISBLANK([.K24]);0;[.K24]) &amp; IF(ISBLANK([.L24]);0;[.L24])&amp; IF(ISBLANK([.M24]);0;[.M24]) &amp; IF(ISBLANK([.N24]);0;[.N24]))" office:value-type="string" office:string-value="" calcext:value-type="error">
            <text:p>Err:502</text:p>
          </table:table-cell>
          <table:table-cell table:style-name="ce125" table:formula="of:=BIN2HEX( IF(ISBLANK([.O26]);0;[.O26]) &amp; IF(ISBLANK([.P26]);0;[.P26])&amp; IF(ISBLANK([.Q26]);0;[.Q26])&amp; IF(ISBLANK([.R26]);0;[.R26]))" office:value-type="string" office:string-value="0" calcext:value-type="string">
            <text:p>0</text:p>
          </table:table-cell>
          <table:table-cell table:style-name="ce129"/>
          <table:table-cell table:style-name="ce133"/>
          <table:table-cell table:style-name="ce139"/>
          <table:table-cell table:style-name="ce139" office:value-type="string" calcext:value-type="string">
            <text:p>adr</text:p>
          </table:table-cell>
          <table:table-cell/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8" table:number-columns-repeated="3"/>
          <table:table-cell table:style-name="ce141" table:number-columns-repeated="4"/>
          <table:table-cell table:style-name="ce148" table:number-columns-repeated="4"/>
          <table:table-cell table:style-name="ce178" table:number-columns-repeated="2"/>
          <table:table-cell table:number-columns-repeated="993"/>
        </table:table-row>
        <table:table-row table:style-name="ro1">
          <table:table-cell table:style-name="ce123" table:formula="of:=DEC2HEX(HEX2DEC(LEFT([.A25];LEN([.A25])-1))+1)&amp;&quot;h&quot;" office:value-type="string" office:string-value="Bh" calcext:value-type="string">
            <text:p>Bh</text:p>
          </table:table-cell>
          <table:table-cell table:style-name="ce122" table:formula="of:=BIN2HEX( IF(ISBLANK([.F26]);0;[.F26]) &amp; IF(ISBLANK([.G26]);0;[.G26])&amp; IF(ISBLANK([.H26]);0;[.H26])&amp; IF(ISBLANK([.J26]);0;[.J26])&amp; IF(ISBLANK([.K26]);0;[.K26]) &amp; IF(ISBLANK([.L26]);0;[.L26])&amp; IF(ISBLANK([.M26]);0;[.M26]) &amp; IF(ISBLANK([.N26]);0;[.N26]);2)&amp; BIN2HEX( IF(ISBLANK([.O27]);0;[.O27]) &amp; IF(ISBLANK([.P27]);0;[.P27])&amp; IF(ISBLANK([.Q27]);0;[.Q27])&amp; IF(ISBLANK([.R27]);0;[.R27])&amp; IF(ISBLANK([.R28]);0;[.R28]) &amp; IF(ISBLANK([.S28]);0;[.S28])&amp; IF(ISBLANK([.S28]);0;[.S28]) &amp; IF(ISBLANK([.T28]);0;[.T28]);2)&amp; BIN2HEX( IF(ISBLANK([.U28]);0;[.U28]) &amp; IF(ISBLANK([.V28]);0;[.V28])&amp; IF(ISBLANK([.W28]);0;[.W28])&amp; IF(ISBLANK([.X28]);0;[.X28])&amp; IF(ISBLANK([.Z28]);0;[.Z28]) &amp; IF(ISBLANK([.AA28]);0;[.AA28])&amp; IF(ISBLANK([.AB28]);0;[.AB28]) &amp; IF(ISBLANK([.AC28]);0;[.AC28]);2)" office:value-type="string" office:string-value="00A020" calcext:value-type="string">
            <text:p>00A020</text:p>
          </table:table-cell>
          <table:table-cell table:style-name="ce125" table:formula="of:=BIN2HEX( IF(ISBLANK([.F26]);0;[.F26]) &amp; IF(ISBLANK([.G26]);0;[.G26])&amp; IF(ISBLANK([.H26]);0;[.H26])&amp; IF(ISBLANK([.J26]);0;[.J26])&amp; IF(ISBLANK([.K26]);0;[.K26]) &amp; IF(ISBLANK([.L26]);0;[.L26])&amp; IF(ISBLANK([.M26]);0;[.M26]) &amp; IF(ISBLANK([.N26]);0;[.N26]))" office:value-type="string" office:string-value="0" calcext:value-type="string">
            <text:p>0</text:p>
          </table:table-cell>
          <table:table-cell table:style-name="ce125" table:formula="of:=BIN2HEX( IF(ISBLANK([.O27]);0;[.O27]) &amp; IF(ISBLANK([.P27]);0;[.P27])&amp; IF(ISBLANK([.Q27]);0;[.Q27])&amp; IF(ISBLANK([.R27]);0;[.R27]))" office:value-type="string" office:string-value="A" calcext:value-type="string">
            <text:p>A</text:p>
          </table:table-cell>
          <table:table-cell table:style-name="ce129"/>
          <table:table-cell table:style-name="ce133"/>
          <table:table-cell table:style-name="ce139" table:number-columns-repeated="2"/>
          <table:table-cell/>
          <table:table-cell table:style-name="ce145"/>
          <table:table-cell table:number-columns-repeated="3" table:style-name="ce14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33"/>
          <table:table-cell table:number-columns-repeated="2" table:style-name="ce139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74" table:number-columns-repeated="3"/>
          <table:table-cell table:style-name="ce139" table:number-columns-repeated="3"/>
          <table:table-cell table:style-name="ce142"/>
          <table:table-cell table:style-name="ce174" table:number-columns-repeated="2"/>
          <table:table-cell table:number-columns-repeated="2" table:style-name="ce174" office:value-type="float" office:value="1" calcext:value-type="float">
            <text:p>1</text:p>
          </table:table-cell>
          <table:table-cell table:style-name="ce178" table:number-columns-repeated="2"/>
          <table:table-cell table:number-columns-repeated="993"/>
        </table:table-row>
        <table:table-row table:style-name="ro1">
          <table:table-cell table:style-name="ce123" table:formula="of:=DEC2HEX(HEX2DEC(LEFT([.A26];LEN([.A26])-1))+1)&amp;&quot;h&quot;" office:value-type="string" office:string-value="Ch" calcext:value-type="string">
            <text:p>Ch</text:p>
          </table:table-cell>
          <table:table-cell table:style-name="ce122" table:formula="of:=BIN2HEX( IF(ISBLANK([.F27]);0;[.F27]) &amp; IF(ISBLANK([.G27]);0;[.G27])&amp; IF(ISBLANK([.H27]);0;[.H27])&amp; IF(ISBLANK([.J27]);0;[.J27])&amp; IF(ISBLANK([.K27]);0;[.K27]) &amp; IF(ISBLANK([.L27]);0;[.L27])&amp; IF(ISBLANK([.M27]);0;[.M27]) &amp; IF(ISBLANK([.N27]);0;[.N27]);2)&amp; BIN2HEX( IF(ISBLANK([.O28]);0;[.O28]) &amp; IF(ISBLANK([.P28]);0;[.P28])&amp; IF(ISBLANK([.Q28]);0;[.Q28])&amp; IF(ISBLANK([.R28]);0;[.R28])&amp; IF(ISBLANK([.R34]);0;[.R34]) &amp; IF(ISBLANK([.S34]);0;[.S34])&amp; IF(ISBLANK([.S34]);0;[.S34]) &amp; IF(ISBLANK([.T34]);0;[.T34]);2)&amp; BIN2HEX( IF(ISBLANK([.U34]);0;[.U34]) &amp; IF(ISBLANK([.V31]);0;[.V31])&amp; IF(ISBLANK([.W31]);0;[.W31])&amp; IF(ISBLANK([.X31]);0;[.X31])&amp; IF(ISBLANK([.Z29]);0;[.Z29]) &amp; IF(ISBLANK([.AA29]);0;[.AA29])&amp; IF(ISBLANK([.AB29]);0;[.AB29]) &amp; IF(ISBLANK([.AC29]);0;[.AC29]);2)" office:value-type="string" office:string-value="0C0180" calcext:value-type="string">
            <text:p>0C0180</text:p>
          </table:table-cell>
          <table:table-cell table:style-name="ce125" table:formula="of:=BIN2HEX( IF(ISBLANK([.F27]);0;[.F27]) &amp; IF(ISBLANK([.G27]);0;[.G27])&amp; IF(ISBLANK([.H27]);0;[.H27])&amp; IF(ISBLANK([.J27]);0;[.J27])&amp; IF(ISBLANK([.K27]);0;[.K27]) &amp; IF(ISBLANK([.L27]);0;[.L27])&amp; IF(ISBLANK([.M27]);0;[.M27]) &amp; IF(ISBLANK([.N27]);0;[.N27]))" office:value-type="string" office:string-value="C" calcext:value-type="string">
            <text:p>C</text:p>
          </table:table-cell>
          <table:table-cell table:style-name="ce125" table:formula="of:=BIN2HEX( IF(ISBLANK([.O28]);0;[.O28]) &amp; IF(ISBLANK([.P28]);0;[.P28])&amp; IF(ISBLANK([.Q28]);0;[.Q28])&amp; IF(ISBLANK([.R28]);0;[.R28]))" office:value-type="string" office:string-value="0" calcext:value-type="string">
            <text:p>0</text:p>
          </table:table-cell>
          <table:table-cell table:style-name="ce129"/>
          <table:table-cell table:style-name="ce133"/>
          <table:table-cell table:style-name="ce139" table:number-columns-repeated="2"/>
          <table:table-cell/>
          <table:table-cell table:style-name="ce145"/>
          <table:table-cell table:style-name="ce151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74" table:number-columns-repeated="3"/>
          <table:table-cell table:style-name="ce139" table:number-columns-repeated="3"/>
          <table:table-cell table:style-name="ce142"/>
          <table:table-cell table:number-columns-repeated="2" table:style-name="ce174" office:value-type="float" office:value="1" calcext:value-type="float">
            <text:p>1</text:p>
          </table:table-cell>
          <table:table-cell table:style-name="ce174" table:number-columns-repeated="2"/>
          <table:table-cell table:style-name="ce178" table:number-columns-repeated="2"/>
          <table:table-cell table:number-columns-repeated="993"/>
        </table:table-row>
        <table:table-row table:style-name="ro1">
          <table:table-cell table:style-name="ce123" table:formula="of:=DEC2HEX(HEX2DEC(LEFT([.A27];LEN([.A27])-1))+1)&amp;&quot;h&quot;" office:value-type="string" office:string-value="Dh" calcext:value-type="string">
            <text:p>Dh</text:p>
          </table:table-cell>
          <table:table-cell table:style-name="ce122" table:formula="of:=BIN2HEX( IF(ISBLANK([.F28]);0;[.F28]) &amp; IF(ISBLANK([.G28]);0;[.G28])&amp; IF(ISBLANK([.H28]);0;[.H28])&amp; IF(ISBLANK([.J28]);0;[.J28])&amp; IF(ISBLANK([.K28]);0;[.K28]) &amp; IF(ISBLANK([.L28]);0;[.L28])&amp; IF(ISBLANK([.M28]);0;[.M28]) &amp; IF(ISBLANK([.N28]);0;[.N28]);2)&amp; BIN2HEX( IF(ISBLANK([.O29]);0;[.O29]) &amp; IF(ISBLANK([.P29]);0;[.P29])&amp; IF(ISBLANK([.Q29]);0;[.Q29])&amp; IF(ISBLANK([.R29]);0;[.R29])&amp; IF(ISBLANK([.R35]);0;[.R35]) &amp; IF(ISBLANK([.S35]);0;[.S35])&amp; IF(ISBLANK([.S35]);0;[.S35]) &amp; IF(ISBLANK([.T35]);0;[.T35]);2)&amp; BIN2HEX( IF(ISBLANK([.U35]);0;[.U35]) &amp; IF(ISBLANK([.V32]);0;[.V32])&amp; IF(ISBLANK([.W32]);0;[.W32])&amp; IF(ISBLANK([.X32]);0;[.X32])&amp; IF(ISBLANK([.Z30]);0;[.Z30]) &amp; IF(ISBLANK([.AA30]);0;[.AA30])&amp; IF(ISBLANK([.AB30]);0;[.AB30]) &amp; IF(ISBLANK([.AC30]);0;[.AC30]);2)" office:value-type="string" office:string-value="007680" calcext:value-type="string">
            <text:p>007680</text:p>
          </table:table-cell>
          <table:table-cell table:style-name="ce125" table:formula="of:=BIN2HEX( IF(ISBLANK([.F28]);0;[.F28]) &amp; IF(ISBLANK([.G28]);0;[.G28])&amp; IF(ISBLANK([.H28]);0;[.H28])&amp; IF(ISBLANK([.J28]);0;[.J28])&amp; IF(ISBLANK([.K28]);0;[.K28]) &amp; IF(ISBLANK([.L28]);0;[.L28])&amp; IF(ISBLANK([.M28]);0;[.M28]) &amp; IF(ISBLANK([.N28]);0;[.N28]))" office:value-type="string" office:string-value="0" calcext:value-type="string">
            <text:p>0</text:p>
          </table:table-cell>
          <table:table-cell table:style-name="ce125" table:formula="of:=BIN2HEX( IF(ISBLANK([.O29]);0;[.O29]) &amp; IF(ISBLANK([.P29]);0;[.P29])&amp; IF(ISBLANK([.Q29]);0;[.Q29])&amp; IF(ISBLANK([.R29]);0;[.R29]))" office:value-type="string" office:string-value="7" calcext:value-type="string">
            <text:p>7</text:p>
          </table:table-cell>
          <table:table-cell table:style-name="ce129"/>
          <table:table-cell table:style-name="ce133"/>
          <table:table-cell table:style-name="ce139" table:number-columns-repeated="2"/>
          <table:table-cell/>
          <table:table-cell table:style-name="ce145" table:number-columns-repeated="4"/>
          <table:table-cell table:style-name="ce154"/>
          <table:table-cell table:style-name="ce133"/>
          <table:table-cell table:style-name="ce139" table:number-columns-repeated="2"/>
          <table:table-cell table:style-name="ce168" office:value-type="float" office:value="0" calcext:value-type="float">
            <text:p>0</text:p>
          </table:table-cell>
          <table:table-cell table:style-name="ce174" table:number-columns-repeated="3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/>
          <table:table-cell table:style-name="ce142"/>
          <table:table-cell table:style-name="ce174" table:number-columns-repeated="4"/>
          <table:table-cell table:style-name="ce178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style-name="ce134"/>
          <table:table-cell table:style-name="ce140" table:number-columns-repeated="2"/>
          <table:table-cell/>
          <table:table-cell table:style-name="ce145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48" table:number-columns-repeated="3"/>
          <table:table-cell table:style-name="ce141" table:number-columns-repeated="3"/>
          <table:table-cell table:style-name="ce142"/>
          <table:table-cell table:style-name="ce174" table:number-columns-repeated="4"/>
          <table:table-cell table:style-name="ce178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/>
          <table:table-cell table:style-name="ce134"/>
          <table:table-cell table:style-name="ce140" table:number-columns-repeated="2"/>
          <table:table-cell/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48" table:number-columns-repeated="3"/>
          <table:table-cell table:style-name="ce141" table:number-columns-repeated="3"/>
          <table:table-cell table:style-name="ce142"/>
          <table:table-cell table:style-name="ce174" table:number-columns-repeated="4"/>
          <table:table-cell table:style-name="ce178" table:number-columns-repeated="2"/>
          <table:table-cell table:number-columns-repeated="99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135"/>
          <table:table-cell table:style-name="ce141" table:number-columns-repeated="2"/>
          <table:table-cell/>
          <table:table-cell table:style-name="ce146" table:number-columns-repeated="4"/>
          <table:table-cell table:style-name="ce156"/>
          <table:table-cell table:style-name="ce142" table:number-columns-repeated="3"/>
          <table:table-cell table:style-name="ce146"/>
          <table:table-cell table:style-name="ce148" table:number-columns-repeated="3"/>
          <table:table-cell table:style-name="ce139" table:number-columns-repeated="3"/>
          <table:table-cell table:style-name="ce142"/>
          <table:table-cell table:style-name="ce174" table:number-columns-repeated="2"/>
          <table:table-cell table:number-columns-repeated="2" table:style-name="ce174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style-name="ce135"/>
          <table:table-cell table:style-name="ce141" table:number-columns-repeated="2"/>
          <table:table-cell/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48" table:number-columns-repeated="3"/>
          <table:table-cell table:style-name="ce139" table:number-columns-repeated="3"/>
          <table:table-cell table:style-name="ce142"/>
          <table:table-cell table:number-columns-repeated="2" table:style-name="ce174" office:value-type="float" office:value="1" calcext:value-type="float">
            <text:p>1</text:p>
          </table:table-cell>
          <table:table-cell table:style-name="ce174" table:number-columns-repeated="2"/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style-name="ce135"/>
          <table:table-cell table:style-name="ce141" table:number-columns-repeated="2"/>
          <table:table-cell table:style-name="ce142"/>
          <table:table-cell table:style-name="ce147" table:number-columns-repeated="4"/>
          <table:table-cell table:style-name="ce142" table:number-columns-repeated="4"/>
          <table:table-cell table:style-name="ce148" table:number-columns-repeated="4"/>
          <table:table-cell table:style-name="ce139" office:value-type="float" office:value="1" calcext:value-type="float">
            <text:p>1</text:p>
          </table:table-cell>
          <table:table-cell table:style-name="ce139" table:number-columns-repeated="2"/>
          <table:table-cell table:style-name="ce142"/>
          <table:table-cell table:style-name="ce174" table:number-columns-repeated="4"/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style-name="ce135"/>
          <table:table-cell table:style-name="ce141" table:number-columns-repeated="2"/>
          <table:table-cell table:style-name="ce142" office:value-type="string" calcext:value-type="string">
            <text:p>adr</text:p>
          </table:table-cell>
          <table:table-cell table:style-name="ce147" table:number-columns-repeated="4"/>
          <table:table-cell table:style-name="ce142" table:number-columns-repeated="4"/>
          <table:table-cell table:style-name="ce170"/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style-name="ce135"/>
          <table:table-cell table:style-name="ce141" table:number-columns-repeated="2"/>
          <table:table-cell table:style-name="ce142" office:value-type="string" calcext:value-type="string">
            <text:p>ex</text:p>
          </table:table-cell>
          <table:table-cell table:style-name="ce147" table:number-columns-repeated="4"/>
          <table:table-cell table:style-name="ce142" table:number-columns-repeated="4"/>
          <table:table-cell table:style-name="ce170"/>
          <table:table-cell table:style-name="ce174" office:value-type="float" office:value="1" calcext:value-type="float">
            <text:p>1</text:p>
          </table:table-cell>
          <table:table-cell table:style-name="ce174"/>
          <table:table-cell table:style-name="ce174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style-name="ce135"/>
          <table:table-cell table:style-name="ce141" table:number-columns-repeated="2"/>
          <table:table-cell table:style-name="ce142"/>
          <table:table-cell table:style-name="ce147" table:number-columns-repeated="4"/>
          <table:table-cell table:style-name="ce142" table:number-columns-repeated="4"/>
          <table:table-cell table:style-name="ce148" table:number-columns-repeated="4"/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style-name="ce135"/>
          <table:table-cell table:style-name="ce141" table:number-columns-repeated="2"/>
          <table:table-cell table:style-name="ce142"/>
          <table:table-cell table:style-name="ce147" table:number-columns-repeated="4"/>
          <table:table-cell table:style-name="ce142" table:number-columns-repeated="4"/>
          <table:table-cell table:style-name="ce148" table:number-columns-repeated="4"/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style-name="ce135"/>
          <table:table-cell table:style-name="ce141" table:number-columns-repeated="2"/>
          <table:table-cell table:style-name="ce142"/>
          <table:table-cell table:style-name="ce147" table:number-columns-repeated="4"/>
          <table:table-cell table:style-name="ce142" table:number-columns-repeated="4"/>
          <table:table-cell table:style-name="ce148" table:number-columns-repeated="4"/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style-name="ce135"/>
          <table:table-cell table:style-name="ce141" table:number-columns-repeated="2"/>
          <table:table-cell table:style-name="ce142"/>
          <table:table-cell table:style-name="ce147" table:number-columns-repeated="4"/>
          <table:table-cell table:style-name="ce142" table:number-columns-repeated="4"/>
          <table:table-cell table:style-name="ce148" table:number-columns-repeated="4"/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  <table:table-cell table:style-name="ce148" table:number-columns-repeated="4"/>
          <table:table-cell table:style-name="ce141" table:number-columns-repeated="4"/>
          <table:table-cell table:style-name="ce148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1A</text:p>
          </table:table-cell>
          <table:table-cell table:number-columns-repeated="8"/>
          <table:table-cell table:style-name="ce148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D</text:p>
          </table:table-cell>
          <table:table-cell table:number-columns-repeated="18"/>
          <table:table-cell office:value-type="float" office:value="2000" calcext:value-type="float">
            <text:p>2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E</text:p>
          </table:table-cell>
          <table: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13"/>
          <table:table-cell table:style-name="ce136" office:value-type="string" calcext:value-type="string" table:number-columns-spanned="3" table:number-rows-spanned="1">
            <text:p>Б. С.</text:p>
          </table:table-cell>
          <table:covered-table-cell table:number-columns-repeated="2" table:style-name="ce136"/>
          <table:table-cell table:style-name="ce152" office:value-type="string" calcext:value-type="string">
            <text:p>CC[h]</text:p>
          </table:table-cell>
          <table:table-cell table:style-name="ce130" office:value-type="string" calcext:value-type="string" table:number-columns-spanned="4" table:number-rows-spanned="1">
            <text:p>CC[b]</text:p>
          </table:table-cell>
          <table:covered-table-cell table:number-columns-repeated="2" table:style-name="ce175"/>
          <table:covered-table-cell table:style-name="ce130"/>
          <table:table-cell table:number-columns-repeated="1003"/>
        </table:table-row>
        <table:table-row table:style-name="ro1">
          <table:table-cell table:number-columns-repeated="13"/>
          <table:table-cell table:style-name="ce123" office:value-type="string" calcext:value-type="string" table:number-columns-spanned="3" table:number-rows-spanned="1">
            <text:p>bruncnd</text:p>
          </table:table-cell>
          <table:covered-table-cell table:number-columns-repeated="2" table:style-name="ce123"/>
          <table:table-cell table:style-name="ce129" table:formula="of:=BIN2HEX([.R68]&amp;[.S68]&amp;[.T68]&amp;[.U68])" office:value-type="string" office:string-value="1" calcext:value-type="string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36" office:value-type="string" calcext:value-type="string" table:number-columns-spanned="3" table:number-rows-spanned="1">
            <text:p>С.У.С.</text:p>
          </table:table-cell>
          <table:covered-table-cell table:number-columns-repeated="2" table:style-name="ce136"/>
          <table:table-cell table:style-name="ce152" office:value-type="string" calcext:value-type="string">
            <text:p>CC[h]</text:p>
          </table:table-cell>
          <table:table-cell table:style-name="ce130" office:value-type="string" calcext:value-type="string" table:number-columns-spanned="4" table:number-rows-spanned="1">
            <text:p>CC[b]</text:p>
          </table:table-cell>
          <table:covered-table-cell table:number-columns-repeated="2" table:style-name="ce175"/>
          <table:covered-table-cell table:style-name="ce130"/>
          <table:table-cell table:number-columns-repeated="1003"/>
        </table:table-row>
        <table:table-row table:style-name="ro1">
          <table:table-cell table:number-columns-repeated="13"/>
          <table:table-cell table:style-name="ce123" office:value-type="string" calcext:value-type="string" table:number-columns-spanned="3" table:number-rows-spanned="1">
            <text:p>notPSWSTandFETCH</text:p>
          </table:table-cell>
          <table:covered-table-cell table:number-columns-repeated="2" table:style-name="ce123"/>
          <table:table-cell table:style-name="ce129" office:value-type="float" office:value="2" calcext:value-type="float">
            <text:p>2</text:p>
          </table:table-cell>
          <table:table-cell table:style-name="ce171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123" office:value-type="string" calcext:value-type="string" table:number-columns-spanned="3" table:number-rows-spanned="1">
            <text:p>brbezadr1</text:p>
          </table:table-cell>
          <table:covered-table-cell table:number-columns-repeated="2" table:style-name="ce123"/>
          <table:table-cell table:style-name="ce129" office:value-type="float" office:value="3" calcext:value-type="float">
            <text:p>3</text:p>
          </table:table-cell>
          <table:table-cell table:style-name="ce171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123" office:value-type="string" calcext:value-type="string" table:number-columns-spanned="3" table:number-rows-spanned="1">
            <text:p>bradr1</text:p>
          </table:table-cell>
          <table:covered-table-cell table:number-columns-repeated="2" table:style-name="ce123"/>
          <table:table-cell table:style-name="ce129" office:value-type="float" office:value="4" calcext:value-type="float">
            <text:p>4</text:p>
          </table:table-cell>
          <table:table-cell table:style-name="ce171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123" office:value-type="string" calcext:value-type="string" table:number-columns-spanned="3" table:number-rows-spanned="1">
            <text:p>bradr2</text:p>
          </table:table-cell>
          <table:covered-table-cell table:number-columns-repeated="2" table:style-name="ce123"/>
          <table:table-cell table:style-name="ce129" office:value-type="float" office:value="5" calcext:value-type="float">
            <text:p>5</text:p>
          </table:table-cell>
          <table:table-cell table:style-name="ce171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157" office:value-type="string" calcext:value-type="string" table:number-columns-spanned="3" table:number-rows-spanned="1">
            <text:p>brjmp2</text:p>
          </table:table-cell>
          <table:covered-table-cell table:number-columns-repeated="2"/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157" office:value-type="string" calcext:value-type="string" table:number-columns-spanned="3" table:number-rows-spanned="1">
            <text:p>bradr3</text:p>
          </table:table-cell>
          <table:covered-table-cell table:number-columns-repeated="2"/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57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123" office:value-type="string" calcext:value-type="string" table:number-columns-spanned="3" table:number-rows-spanned="1">
            <text:p>brjmp3</text:p>
          </table:table-cell>
          <table:covered-table-cell table:number-columns-repeated="2" table:style-name="ce123"/>
          <table:table-cell table:style-name="ce129" office:value-type="float" office:value="8" calcext:value-type="float">
            <text:p>8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157" office:value-type="string" calcext:value-type="string" table:number-columns-spanned="3" table:number-rows-spanned="1">
            <text:p>bradr4</text:p>
          </table:table-cell>
          <table:covered-table-cell table:number-columns-repeated="2"/>
          <table:table-cell table:style-name="ce157" office:value-type="float" office:value="9" calcext:value-type="float">
            <text:p>9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123" office:value-type="string" calcext:value-type="string" table:number-columns-spanned="3" table:number-rows-spanned="1">
            <text:p>brnotfcmem</text:p>
          </table:table-cell>
          <table:covered-table-cell table:number-columns-repeated="2" table:style-name="ce123"/>
          <table:table-cell table:style-name="ce129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5" table:target-range-address="FETCH_Resenje.A15:FETCH_Resenje.AC28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1:05:24.8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TCH_5f_Resenje" style:display-name="PageStyle_FETCH_Resenj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ko</meta:initial-creator>
    <meta:creation-date>2020-12-14T14:57:27</meta:creation-date>
    <dc:date>2021-07-23T11:07:23.434000000</dc:date>
    <meta:generator>LibreOffice/7.1.2.2$Windows_X86_64 LibreOffice_project/8a45595d069ef5570103caea1b71cc9d82b2aae4</meta:generator>
    <meta:editing-duration>PT2H36M57S</meta:editing-duration>
    <meta:editing-cycles>5</meta:editing-cycles>
    <meta:document-statistic meta:table-count="1" meta:cell-count="312" meta:object-count="0"/>
    <meta:user-defined meta:name="AppVersion">16.0300</meta:user-defined>
    <meta:user-defined meta:name="ContentTypeId">0x0101002BE16D3FA232CD4B9DF7651A9A710DE2</meta:user-defined>
  </office:meta>
</office:document-meta>
</file>